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InternalUsageTest.testPositiveImportsC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ckitoInternalUsageTest.testNegativeC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itoInternalUsag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InternalUsageTest.testPositiveC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